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A0000024030F8ABE1.png" manifest:media-type="image/png"/>
  <manifest:file-entry manifest:full-path="Pictures/1000000100000176000000A6AE422A34.png" manifest:media-type="image/png"/>
  <manifest:file-entry manifest:full-path="Pictures/100000010000015300000134C4684135.png" manifest:media-type="image/png"/>
  <manifest:file-entry manifest:full-path="Pictures/10000001000001A700000335EB2B580F.png" manifest:media-type="image/png"/>
  <manifest:file-entry manifest:full-path="Pictures/10000001000001A00000016E6D796B2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e191" officeooo:paragraph-rsid="001d744c"/>
    </style:style>
    <style:style style:name="P2" style:family="paragraph" style:parent-style-name="Standard">
      <style:text-properties officeooo:rsid="001ce191" officeooo:paragraph-rsid="001ce191"/>
    </style:style>
    <style:style style:name="P3" style:family="paragraph" style:parent-style-name="Standard">
      <style:text-properties officeooo:rsid="001d744c" officeooo:paragraph-rsid="001d744c"/>
    </style:style>
    <style:style style:name="P4" style:family="paragraph" style:parent-style-name="Standard">
      <style:text-properties officeooo:rsid="001f0680" officeooo:paragraph-rsid="001f06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tab/><text:tab/><text:tab/></text:p>
      <text:p text:style-name="P1"><text:tab/><text:tab/><text:tab/><text:tab/><text:tab/><text:tab/><text:tab/><text:tab/>Actividad 2<text:tab/><text:tab/><text:tab/><text:tab/></text:p>
      <text:p text:style-name="P2"><draw:frame draw:style-name="fr1" draw:name="Imagen1" text:anchor-type="char" svg:x="10.093cm" svg:y="0.178cm" svg:width="6.165cm" svg:height="9.396cm" draw:z-index="0"><draw:image xlink:href="Pictures/100000010000017A0000024030F8ABE1.png" xlink:type="simple" xlink:show="embed" xlink:actuate="onLoad" draw:mime-type="image/png"/></draw:frame><text:tab/><text:tab/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ctividad 3<text:tab/><text:tab/><text:tab/><text:tab/><text:tab/><text:tab/>Actividad 4</text:p>
      <text:p text:style-name="P3"><draw:frame draw:style-name="fr1" draw:name="Imagen2" text:anchor-type="char" svg:x="0.002cm" svg:y="0.323cm" svg:width="6.292cm" svg:height="5.717cm" draw:z-index="1"><draw:image xlink:href="Pictures/100000010000015300000134C4684135.png" xlink:type="simple" xlink:show="embed" xlink:actuate="onLoad" draw:mime-type="image/png"/></draw:frame><text:tab/><text:tab/><draw:frame draw:style-name="fr1" draw:name="Imagen3" text:anchor-type="char" svg:x="8.756cm" svg:y="0.318cm" svg:width="7.793cm" svg:height="3.459cm" draw:z-index="2"><draw:image xlink:href="Pictures/1000000100000176000000A6AE422A34.png" xlink:type="simple" xlink:show="embed" xlink:actuate="onLoad" draw:mime-type="image/png"/></draw:frame><text:tab/><text:tab/><text:tab/><text:tab/><text:tab/></text:p>
      <text:p text:style-name="P3"><text:tab/><text:tab/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Actividad 5<text:tab/><text:tab/><text:tab/><text:tab/><text:tab/><text:tab/><text:tab/>Actividad 6</text:p>
      <text:p text:style-name="P4"><draw:frame draw:style-name="fr1" draw:name="Imagen4" text:anchor-type="char" svg:x="9.955cm" svg:y="0.069cm" svg:width="5.906cm" svg:height="11.46cm" draw:z-index="3"><draw:image xlink:href="Pictures/10000001000001A700000335EB2B580F.png" xlink:type="simple" xlink:show="embed" xlink:actuate="onLoad" draw:mime-type="image/png"/></draw:frame><draw:frame draw:style-name="fr1" draw:name="Imagen5" text:anchor-type="char" svg:x="0.051cm" svg:y="0.099cm" svg:width="7.198cm" svg:height="6.334cm" draw:z-index="4"><draw:image xlink:href="Pictures/10000001000001A00000016E6D796B2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ctividad 7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e078a" officeooo:paragraph-rsid="001e078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uan Esteban Arboleda López</text:p>
        <text:p text:style-name="MP1">Actividades Tema 5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12:18:34.890000000</meta:creation-date>
    <dc:date>2024-12-01T19:11:37.794000000</dc:date>
    <meta:editing-duration>PT1H27M45S</meta:editing-duration>
    <meta:editing-cycles>3</meta:editing-cycles>
    <meta:generator>LibreOffice/24.8.3.2$Windows_X86_64 LibreOffice_project/48a6bac9e7e268aeb4c3483fcf825c94556d9f92</meta:generator>
    <meta:document-statistic meta:table-count="0" meta:image-count="5" meta:object-count="0" meta:page-count="2" meta:paragraph-count="10" meta:word-count="19" meta:character-count="166" meta:non-whitespace-character-count="100"/>
  </office:meta>
</office:document-meta>
</file>